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AuthorizationStrategy.isAutho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AuthorizationStrategy.PageAuthorizationStrategy( Class securePageType , Class loginPag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